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0b17f7" officeooo:paragraph-rsid="000b17f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e269d" officeooo:paragraph-rsid="000e269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e269d" officeooo:paragraph-rsid="000e269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f5d89" officeooo:paragraph-rsid="000f5d8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00488" officeooo:paragraph-rsid="001004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20a4a" officeooo:paragraph-rsid="00120a4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6b40d" officeooo:paragraph-rsid="0016b40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79098" officeooo:paragraph-rsid="0017909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6291a" officeooo:paragraph-rsid="001629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9781f" officeooo:paragraph-rsid="0019781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d0fe" officeooo:paragraph-rsid="001dd0f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e269d" officeooo:paragraph-rsid="000e269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4a3c" officeooo:paragraph-rsid="0016b40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4a3c" officeooo:paragraph-rsid="00154a3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291a" officeooo:paragraph-rsid="00154a3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08182" officeooo:paragraph-rsid="0020818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00488" officeooo:paragraph-rsid="0010048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ca76c" officeooo:paragraph-rsid="001ca76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8e05b" officeooo:paragraph-rsid="0028e05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b4daf" officeooo:paragraph-rsid="002b4da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cb4fa" officeooo:paragraph-rsid="002cb4f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2b4daf" officeooo:paragraph-rsid="002b4daf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text-underline-style="none" fo:font-weight="bold" officeooo:rsid="002b4daf" officeooo:paragraph-rsid="002b4daf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1890c7" officeooo:paragraph-rsid="001890c7"/>
    </style:style>
    <style:style style:name="P42" style:family="paragraph" style:parent-style-name="Standard">
      <style:paragraph-properties fo:text-align="start" style:justify-single-word="false"/>
      <style:text-properties officeooo:paragraph-rsid="001890c7"/>
    </style:style>
    <style:style style:name="P43" style:family="paragraph" style:parent-style-name="Standard">
      <style:paragraph-properties fo:text-align="start" style:justify-single-word="false"/>
      <style:text-properties fo:font-weight="bold" officeooo:rsid="002eaee2" officeooo:paragraph-rsid="002eaee2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48cb5" officeooo:paragraph-rsid="00348cb5" style:font-weight-asian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e269d" officeooo:paragraph-rsid="000e269d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d3c2" officeooo:paragraph-rsid="0010d3c2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6291a" officeooo:paragraph-rsid="0016291a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57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58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1ca76c" officeooo:paragraph-rsid="002ab82f" style:font-size-asian="10.5pt" style:font-weight-asian="normal" style:font-size-complex="12pt" style:font-weight-complex="normal"/>
    </style:style>
    <style:style style:name="P60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1b29bf" officeooo:paragraph-rsid="001b29bf" style:font-size-asian="10.5pt" style:font-weight-asian="normal" style:font-size-complex="12pt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208182" officeooo:paragraph-rsid="00208182" style:font-size-asian="10.5pt" style:font-weight-asian="normal" style:font-size-complex="12pt" style:font-weight-complex="normal"/>
    </style:style>
    <style:style style:name="P62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20af6c" officeooo:paragraph-rsid="0020af6c" style:font-size-asian="10.5pt" style:font-weight-asian="normal" style:font-size-complex="12pt" style:font-weight-complex="normal"/>
    </style:style>
    <style:style style:name="P63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64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0af6c" officeooo:paragraph-rsid="0020af6c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1fdb5" officeooo:paragraph-rsid="0021fdb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1fdb5" officeooo:paragraph-rsid="002395a4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395a4" officeooo:paragraph-rsid="002395a4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41cf0" officeooo:paragraph-rsid="00241cf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16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62a03" officeooo:paragraph-rsid="00262a03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748e5" officeooo:paragraph-rsid="002748e5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8e05b" officeooo:paragraph-rsid="0028e05b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19">
      <style:paragraph-properties fo:text-align="start" style:justify-single-word="false"/>
      <style:text-properties style:font-name="arial" fo:font-size="12pt" fo:font-style="normal" style:text-underline-style="none" fo:font-weight="normal" officeooo:rsid="00348cb5" officeooo:paragraph-rsid="00348cb5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14">
      <style:paragraph-properties fo:text-align="start" style:justify-single-word="false"/>
      <style:text-properties style:font-name="arial" fo:font-size="12pt" fo:font-style="normal" style:text-underline-style="none" fo:font-weight="normal" officeooo:rsid="002b4daf" officeooo:paragraph-rsid="002b4da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c787a" officeooo:paragraph-rsid="002c787a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cb4fa" officeooo:paragraph-rsid="002cb4fa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eaee2" officeooo:paragraph-rsid="002eaee2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eaee2" officeooo:paragraph-rsid="002eaee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7">
      <style:paragraph-properties fo:text-align="start" style:justify-single-word="false"/>
      <style:text-properties style:font-name="arial" fo:font-size="12pt" fo:font-style="normal" style:text-underline-style="none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8">
      <style:paragraph-properties fo:text-align="start" style:justify-single-word="false"/>
      <style:text-properties style:font-name="arial" fo:font-size="12pt" fo:font-style="normal" style:text-underline-style="none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5efc5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22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22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6e2a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3">
      <style:paragraph-properties fo:text-align="start" style:justify-single-word="false"/>
      <style:text-properties style:font-name="arial" fo:font-size="12pt" fo:font-style="normal" style:text-underline-style="none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30080" officeooo:paragraph-rsid="00330080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5efc5" officeooo:paragraph-rsid="0035efc5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6e2aa" officeooo:paragraph-rsid="0036e2aa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3">
      <style:paragraph-properties fo:text-align="start" style:justify-single-word="false"/>
      <style:text-properties style:font-name="arial" fo:font-size="12pt" fo:font-style="italic" style:text-underline-style="none" fo:font-weight="normal" officeooo:rsid="00348cb5" officeooo:paragraph-rsid="00348cb5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text-align="center" style:justify-single-word="false" fo:break-before="page"/>
      <style:text-properties style:font-name="arial" fo:font-size="24pt" fo:font-style="normal" style:text-underline-style="none" fo:font-weight="normal" officeooo:rsid="00348cb5" officeooo:paragraph-rsid="00348cb5" style:font-size-asian="21pt" style:font-style-asian="normal" style:font-weight-asian="normal" style:font-size-complex="24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arial" fo:font-size="24pt" fo:font-style="normal" style:text-underline-style="none" fo:font-weight="normal" officeooo:rsid="00348cb5" officeooo:paragraph-rsid="00348cb5" style:font-size-asian="21pt" style:font-style-asian="normal" style:font-weight-asian="normal" style:font-size-complex="24pt" style:font-style-complex="normal" style:font-weight-complex="normal"/>
    </style:style>
    <style:style style:name="P102" style:family="paragraph" style:parent-style-name="Standard" style:list-style-name="L15">
      <style:paragraph-properties fo:text-align="start" style:justify-single-word="false"/>
      <style:text-properties officeooo:paragraph-rsid="002b4daf"/>
    </style:style>
    <style:style style:name="P103" style:family="paragraph" style:parent-style-name="Standard" style:list-style-name="L15">
      <style:paragraph-properties fo:text-align="start" style:justify-single-word="false"/>
      <style:text-properties officeooo:rsid="002eaee2" officeooo:paragraph-rsid="002eaee2"/>
    </style:style>
    <style:style style:name="T1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style:text-underline-style="none" fo:font-weight="normal" officeooo:rsid="00154a3c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6291a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890c7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style:text-underline-style="none" fo:font-weight="normal" officeooo:rsid="002b4da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2c787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2cb4f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  <style:style style:name="T10" style:family="text">
      <style:text-properties style:font-name="arial" fo:font-size="12pt" fo:font-style="normal" style:text-underline-style="none" officeooo:rsid="00323634" style:font-size-asian="10.5pt" style:font-style-asian="normal" style:font-size-complex="12pt" style:font-style-complex="normal"/>
    </style:style>
    <style:style style:name="T11" style:family="text">
      <style:text-properties style:font-name="arial" fo:font-size="12pt" fo:font-style="italic" style:text-underline-style="none" style:font-size-asian="10.5pt" style:font-style-asian="italic" style:font-size-complex="12pt" style:font-style-complex="italic"/>
    </style:style>
    <style:style style:name="T12" style:family="text">
      <style:text-properties officeooo:rsid="000e269d"/>
    </style:style>
    <style:style style:name="T13" style:family="text">
      <style:text-properties officeooo:rsid="00100488"/>
    </style:style>
    <style:style style:name="T14" style:family="text">
      <style:text-properties officeooo:rsid="0010d3c2"/>
    </style:style>
    <style:style style:name="T15" style:family="text">
      <style:text-properties officeooo:rsid="00120a4a"/>
    </style:style>
    <style:style style:name="T16" style:family="text">
      <style:text-properties officeooo:rsid="001360fa"/>
    </style:style>
    <style:style style:name="T17" style:family="text">
      <style:text-properties officeooo:rsid="001890c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c62ed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395a4" style:font-style-asian="italic" style:font-style-complex="italic"/>
    </style:style>
    <style:style style:name="T22" style:family="text">
      <style:text-properties fo:font-style="italic" officeooo:rsid="00262a03" style:font-style-asian="italic" style:font-style-complex="italic"/>
    </style:style>
    <style:style style:name="T23" style:family="text">
      <style:text-properties fo:font-style="italic" officeooo:rsid="0035efc5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0af6c" style:font-style-asian="normal" style:font-style-complex="normal"/>
    </style:style>
    <style:style style:name="T26" style:family="text">
      <style:text-properties officeooo:rsid="002395a4"/>
    </style:style>
    <style:style style:name="T27" style:family="text">
      <style:text-properties officeooo:rsid="00241fc0"/>
    </style:style>
    <style:style style:name="T28" style:family="text">
      <style:text-properties officeooo:rsid="00262a03"/>
    </style:style>
    <style:style style:name="T29" style:family="text">
      <style:text-properties officeooo:rsid="002748e5"/>
    </style:style>
    <style:style style:name="T30" style:family="text">
      <style:text-properties officeooo:rsid="0035efc5"/>
    </style:style>
    <style:style style:name="T31" style:family="text">
      <style:text-properties officeooo:rsid="00387d3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Windows</text:p>
      <text:p text:style-name="P1"/>
      <text:p text:style-name="P2">1.- ¿Que es Windows?</text:p>
      <text:p text:style-name="P2"/>
      <text:p text:style-name="P4">Es el sistema operativo más extendido en la actualida<text:span text:style-name="T12">d</text:span> en ordenadores personales.</text:p>
      <text:list xml:id="list3411458903" text:style-name="L1">
        <text:list-item>
          <text:p text:style-name="P45">Tienen una interfaz gráfica.</text:p>
          <text:list>
            <text:list-item>
              <text:p text:style-name="P45">Windows 95 y 98 inician en MS-DOS <text:span text:style-name="T12">y al cargar se inicia la interfaz gráfica.</text:span></text:p>
            </text:list-item>
            <text:list-item>
              <text:p text:style-name="P46">De Windows XP en adelante el SO tiene su propio núcleo.</text:p>
            </text:list-item>
          </text:list>
        </text:list-item>
        <text:list-item>
          <text:p text:style-name="P45">Pueden ser mono, pseud<text:span text:style-name="T12">o</text:span> y multitarea dependiendo de la versión.</text:p>
          <text:list>
            <text:list-item>
              <text:p text:style-name="P45">A partir de Windows XP el SO fue multitarea real gracias al multiprocesamiento simétrico (SMP) </text:p>
            </text:list-item>
          </text:list>
        </text:list-item>
      </text:list>
      <text:p text:style-name="P4"/>
      <text:p text:style-name="P4"/>
      <text:p text:style-name="P3">2.- Periféricos de E/S en Windows.</text:p>
      <text:p text:style-name="P3"/>
      <text:p text:style-name="P5">Ratón</text:p>
      <text:p text:style-name="P14">Esencial para gestionar interfaz grafica.</text:p>
      <text:list xml:id="list3085958474" text:style-name="L2">
        <text:list-item>
          <text:p text:style-name="P47">El usuario desplaza un puntero por la pantalla hasta los iconos y los activa.</text:p>
        </text:list-item>
        <text:list-item>
          <text:p text:style-name="P47">Windows emplea el ratón de dos botones</text:p>
          <text:list>
            <text:list-item>
              <text:p text:style-name="P47">Botón izquierdo hace las funciones de <text:span text:style-name="T13">la tecla </text:span>enter</text:p>
            </text:list-item>
            <text:list-item>
              <text:p text:style-name="P47">Botón derecho muestra el menú contextual</text:p>
            </text:list-item>
          </text:list>
        </text:list-item>
      </text:list>
      <text:p text:style-name="P15"/>
      <text:p text:style-name="P6">Teclado</text:p>
      <text:p text:style-name="P15">Empleado para escribir en determinadas casillas de Windows, también puede ser empleado para hacer las funciones de ratón. <text:s/>Puede poseer teclas específicas para Windows.</text:p>
      <text:p text:style-name="P15"/>
      <text:p text:style-name="P15"/>
      <text:p text:style-name="P26">3.- Elementos de Windows</text:p>
      <text:p text:style-name="P16"/>
      <text:p text:style-name="P7">Interfaz en modo gráfico: <text:span text:style-name="T15">El escritorio</text:span></text:p>
      <text:p text:style-name="P17">Al iniciar el SO aparece el escritorio en el que se sitúan:</text:p>
      <text:list xml:id="list2976192482" text:style-name="L3">
        <text:list-item>
          <text:p text:style-name="P48">Iconos: <text:span text:style-name="T14">Empleados para representar objetos (archivos, unidades, programas…). Si hacemos doble clic, dependiendo del icono, abriremos una ventana que nos muestra su información, o ejecutaremos un programa.</text:span></text:p>
        </text:list-item>
        <text:list-item>
          <text:p text:style-name="P49">Ventanas: Es la forma en las que Windows no muestra la información.</text:p>
        </text:list-item>
        <text:list-item>
          <text:p text:style-name="P49">Barra de tareas: Situada en la parte inferior de las pantalla.</text:p>
          <text:list>
            <text:list-item>
              <text:p text:style-name="P49">Muestra aplicaciones abiertas hasta el momento.</text:p>
            </text:list-item>
            <text:list-item>
              <text:p text:style-name="P49">Muestra componentes esenciales par el manejo del mismo.</text:p>
            </text:list-item>
            <text:list-item>
              <text:p text:style-name="P50">Es configurable dependiendo de la versión</text:p>
            </text:list-item>
          </text:list>
        </text:list-item>
        <text:list-item>
          <text:p text:style-name="P50">Elementos: gadgets visuales en el escritorio.</text:p>
        </text:list-item>
      </text:list>
      <text:p text:style-name="P17"/>
      <text:p text:style-name="P8">Interfaz en modo texto: el intérprete de comandos</text:p>
      <text:p text:style-name="P17">También llamado símbolo del sistema se heredó de versiones antiguas de Windows. <text:span text:style-name="T16">Emplea comandos introducidos por teclado para cualquier operación.</text:span></text:p>
      <text:p text:style-name="P27">4.- Características de los directorios o carpetas</text:p>
      <text:p text:style-name="P28"/>
      <text:p text:style-name="P19">Un directorio es un conjunto de archivos y/o directorios agrupados según su contenido.</text:p>
      <text:p text:style-name="P19">Es un tipo de archivo que almacena información de los archivos y directorios contenidos.</text:p>
      <text:p text:style-name="P41"><text:span text:style-name="T2">N</text:span><text:span text:style-name="T1">o pueden existir dos directorios con el mismo nombre en la misma ruta.</text:span></text:p>
      <text:p text:style-name="P22">Dependiendo del sistema no pueden contener algunos caracteres especiales.</text:p>
      <text:p text:style-name="P42"><text:span text:style-name="T2">El directorio raíz es el primer directorio en orden de jerarquía y de él parte toda la estructura de almacenamiento. </text:span><text:span text:style-name="T3">Posee</text:span><text:span text:style-name="T4">n</text:span><text:span text:style-name="T3"> las siguientes características:</text:span></text:p>
      <text:p text:style-name="P23"/>
      <text:p text:style-name="P11">Identificación</text:p>
      <text:list xml:id="list3722946392" text:style-name="L4">
        <text:list-item>
          <text:p text:style-name="P51">Nombre: Identifica al directorio, es obligatorio y sus reglas quedan determinadas por su sistema de archivos de la versión del SO utilizado.</text:p>
        </text:list-item>
        <text:list-item>
          <text:p text:style-name="P52">Extensión: Los directorios no llevan extensión</text:p>
        </text:list-item>
      </text:list>
      <text:p text:style-name="P20"/>
      <text:p text:style-name="P9">Propiedades</text:p>
      <text:list xml:id="list2823382454" text:style-name="L5">
        <text:list-item>
          <text:p text:style-name="P53">Tamaño: varían dependiendo de la cantidad de bytes que necesitan.</text:p>
        </text:list-item>
        <text:list-item>
          <text:p text:style-name="P53">Ubicación: Siempre almacenados en un directorio, estos parten del directorio raíz. Poseen una ubicación referenciada por una ruta.</text:p>
        </text:list-item>
      </text:list>
      <text:p text:style-name="P18"/>
      <text:p text:style-name="P9">Información sobre el directorio</text:p>
      <text:list xml:id="list4175624226" text:style-name="L6">
        <text:list-item>
          <text:p text:style-name="P54">Deben tener una fecha de creación</text:p>
        </text:list-item>
        <text:list-item>
          <text:p text:style-name="P54">Tendrán unos atributos</text:p>
        </text:list-item>
      </text:list>
      <text:p text:style-name="P20"/>
      <text:p text:style-name="P10">Atributos</text:p>
      <text:p text:style-name="P21">Propiedades o permisos que tenemos sobre las carpetas.</text:p>
      <text:list xml:id="list2651887257" text:style-name="L7">
        <text:list-item>
          <text:p text:style-name="P55">Solo de lectura (R): No se podrá borrar ni modificar, solo se puede visualizar.</text:p>
        </text:list-item>
        <text:list-item>
          <text:p text:style-name="P55">De archivo (A): Para saber si se ha modificado o no un directorio o carpeta.</text:p>
        </text:list-item>
        <text:list-item>
          <text:p text:style-name="P55">De sistema (S): Más habitual en archivos, indica que es de sistema dándole unas características especiales como oculto y solo lectura.</text:p>
        </text:list-item>
        <text:list-item>
          <text:p text:style-name="P55">Oculto (H): El directorio permanece oculto durante las operaciones normales.</text:p>
        </text:list-item>
      </text:list>
      <text:p text:style-name="P21"/>
      <text:p text:style-name="P10">Operaciones <text:span text:style-name="T17">realizables con directorios</text:span></text:p>
      <text:list xml:id="list2614217637" text:style-name="L8">
        <text:list-item>
          <text:p text:style-name="P56">Creación (create): Hacer que el directorio exista.</text:p>
        </text:list-item>
        <text:list-item>
          <text:p text:style-name="P56">Consulta (opendir): Ver lo que los archivos o directorios contienen.</text:p>
        </text:list-item>
        <text:list-item>
          <text:p text:style-name="P56">Actualización (updatedir): Añadir o borrar elementos del directorio.</text:p>
        </text:list-item>
        <text:list-item>
          <text:p text:style-name="P56">Borrado (delete): Eliminar el directorio y su contenido.</text:p>
        </text:list-item>
        <text:list-item>
          <text:p text:style-name="P56">Renombrado (rename): Cambiar el nombre al directorio.</text:p>
        </text:list-item>
      </text:list>
      <text:p text:style-name="P22"/>
      <text:p text:style-name="P29">5.- Directorios especiales</text:p>
      <text:p text:style-name="P24"/>
      <text:p text:style-name="P12">Directorio raíz</text:p>
      <text:list xml:id="list3572491446" text:style-name="L9">
        <text:list-item>
          <text:p text:style-name="P57">Directorio inicial de la estructura de directorios</text:p>
        </text:list-item>
        <text:list-item>
          <text:p text:style-name="P57">Existe una raíz por cada unida de de almacenamiento</text:p>
        </text:list-item>
        <text:list-item>
          <text:p text:style-name="P59">El directorio raíz corresponde con una letra por unidad de almacenamiento</text:p>
        </text:list-item>
      </text:list>
      <text:p text:style-name="P24"/>
      <text:p text:style-name="P12">Directorio actual</text:p>
      <text:list xml:id="list2166597387" text:style-name="L10">
        <text:list-item>
          <text:p text:style-name="P58">Hace referencia la directorio en el que estamos, se representa con un punto (.)</text:p>
        </text:list-item>
      </text:list>
      <text:p text:style-name="P24"/>
      <text:p text:style-name="P12">Directorio padre</text:p>
      <text:list xml:id="list1153239266" text:style-name="L11">
        <text:list-item>
          <text:p text:style-name="P63"><text:span text:style-name="T18">Hace referencia al directorio padre </text:span><text:span text:style-name="T19">de</text:span><text:span text:style-name="T18">l que nos encontramos, se representa con dos puntos (..)</text:span></text:p>
        </text:list-item>
        <text:list-item>
          <text:p text:style-name="P60">El directorio raíz no tiene padre.</text:p>
        </text:list-item>
      </text:list>
      <text:p text:style-name="P30"><text:soft-page-break/>6.- Operaciones sobre directorios y carpetas</text:p>
      <text:p text:style-name="P30"/>
      <text:p text:style-name="P13">En <text:span text:style-name="T27">modo</text:span> gráfico</text:p>
      <text:p text:style-name="P25">Empleamos el explorador de archivos. En su parte izquierda nos muestra los iconos que aparecen en el escritorio y en su parte derecha el contenido de la carpeta.</text:p>
      <text:list xml:id="list3170817596" text:style-name="L12">
        <text:list-item>
          <text:p text:style-name="P61">Para crear carpetas debemos de situarnos en un directorio en la cual se van a crear las carpetas. Pulsaremos el botón derecho del ratón y en el menú contextual seleccionaremos <text:span text:style-name="T20">nuevo &gt; carpeta</text:span><text:span text:style-name="T24"> </text:span><text:span text:style-name="T25">y le pondremos un nombre.</text:span></text:p>
        </text:list-item>
        <text:list-item>
          <text:p text:style-name="P64">Para ver el contenido de las carpetas hemos de hacer doble clic con el puntero del ratón en la carpeta deseada.</text:p>
        </text:list-item>
        <text:list-item>
          <text:p text:style-name="P62"><text:span text:style-name="T24">Para eliminar carpetas la tenemos que seccionar y pulsar las tecla </text:span><text:span text:style-name="T20">Supr</text:span><text:span text:style-name="T24"> o bien hacer clic derecho en el ratón para seleccionar </text:span><text:span text:style-name="T20"><text:s/>enviar a papelera de reciclaje.</text:span></text:p>
          <text:list>
            <text:list-item>
              <text:p text:style-name="P62"><text:span text:style-name="T24">Si pulsamos </text:span><text:span text:style-name="T20">Shift + Supr eliminamos la carpeta sin pasar por la papelera.</text:span></text:p>
            </text:list-item>
            <text:list-item>
              <text:p text:style-name="P65">Si las carpetas o archivos tienen determinadas propiedades o están siendo usadas por alguna aplicación, no las podremos eliminar.</text:p>
            </text:list-item>
          </text:list>
        </text:list-item>
        <text:list-item>
          <text:p text:style-name="P65">Para copiar una carpeta podemos...</text:p>
          <text:list>
            <text:list-item>
              <text:p text:style-name="P65">Pinchar sobre al archivo y arrastrar a las carpeta deseada</text:p>
            </text:list-item>
            <text:list-item>
              <text:p text:style-name="P65">Hacer clic derecho sobre las carpeta deseada seleccionar copiar y después en la carpeta destino hacer de nuevo clic derecho y seleccionar pegar</text:p>
            </text:list-item>
            <text:list-item>
              <text:p text:style-name="P67">También se pueden emplear las teclas <text:span text:style-name="T20">control + C </text:span>y después <text:span text:style-name="T20">control + V</text:span></text:p>
            </text:list-item>
          </text:list>
        </text:list-item>
        <text:list-item>
          <text:p text:style-name="P66"><text:span text:style-name="T26">P</text:span>ara <text:span text:style-name="T26">mover</text:span> una carpeta podemos...</text:p>
          <text:list>
            <text:list-item>
              <text:p text:style-name="P66">Hacer clic derecho sobre las carpeta deseada seleccionar <text:span text:style-name="T21">cortar</text:span> y después en la carpeta destino hacer de nuevo clic derecho y seleccionar <text:span text:style-name="T20">pegar</text:span></text:p>
            </text:list-item>
            <text:list-item>
              <text:p text:style-name="P67">También se pueden emplear las teclas <text:span text:style-name="T20">control + X </text:span>y después <text:span text:style-name="T20">control + V</text:span></text:p>
            </text:list-item>
          </text:list>
        </text:list-item>
        <text:list-item>
          <text:p text:style-name="P68">Para cambiar el nombre de una carpeta podemos…</text:p>
          <text:list>
            <text:list-item>
              <text:p text:style-name="P68">Seleccionarla con el botón izquierdo del ratón y pulsar <text:span text:style-name="T20">F2</text:span></text:p>
            </text:list-item>
            <text:list-item>
              <text:p text:style-name="P68">Seleccionarla con el botón derecho del ratón y pulsar<text:span text:style-name="T20"> cambiar nombre</text:span>.</text:p>
            </text:list-item>
          </text:list>
        </text:list-item>
        <text:list-item>
          <text:p text:style-name="P69">Para visualizar o asignar atributos debemos ir a propiedades de la carpeta con el desplegable del botón derecho del ratón. En la parte inferior de la ventana están.</text:p>
        </text:list-item>
      </text:list>
      <text:p text:style-name="P35"/>
      <text:p text:style-name="P39">En modo texto</text:p>
      <text:p text:style-name="P31">Empleamos la consola de comandos. En ella nos aparece el <text:span text:style-name="T20">promt</text:span> que nos indica la ruta en la que nos encontramos y mediante ordenes realizamos las acciones pertinentes.</text:p>
      <text:list xml:id="list1771184804" text:style-name="L13">
        <text:list-item>
          <text:p text:style-name="P72">Para <text:span text:style-name="T28">crear carpetas usamos el comando </text:span><text:span text:style-name="T22">MD</text:span><text:span text:style-name="T28"> seguido del nombre de la carpeta.</text:span></text:p>
        </text:list-item>
        <text:list-item>
          <text:p text:style-name="P73">Para ver el contenido de la carpeta usamos el comando <text:span text:style-name="T20">DIR</text:span> </text:p>
        </text:list-item>
        <text:list-item>
          <text:p text:style-name="P73">Para movernos por las carpetas usamos el comando <text:span text:style-name="T20">CD</text:span> Seguido del nombre de la carpeta destino o dos puntos (..) para volver a la carpeta anterior. También se puede incluir la ruta <text:s/>hasta la carpeta destino.</text:p>
        </text:list-item>
        <text:list-item>
          <text:p text:style-name="P73">Para visualizar la estructura de directorios usamos el comando <text:span text:style-name="T20">TREE</text:span></text:p>
        </text:list-item>
        <text:list-item>
          <text:p text:style-name="P73">Para eliminar directorios o carpetas usamos el comando<text:span text:style-name="T20"> RD </text:span><text:span text:style-name="T29">seguido del nombre de la carpeta.</text:span></text:p>
          <text:list>
            <text:list-item>
              <text:p text:style-name="P74">Solo se pueden eliminar carpetas vacías.</text:p>
            </text:list-item>
            <text:list-item>
              <text:p text:style-name="P74">Añadiendo <text:span text:style-name="T20">/S </text:span>podemos borrar aunque no esté vacía la carpeta.</text:p>
            </text:list-item>
          </text:list>
        </text:list-item>
        <text:list-item>
          <text:p text:style-name="P75">Para mover o copiar archivos usaremos los comandos <text:span text:style-name="T20">MOVE y XCOPY </text:span></text:p>
        </text:list-item>
        <text:list-item>
          <text:p text:style-name="P75">Para renombrar una carpeta usaremos el comando <text:span text:style-name="T20">REN </text:span></text:p>
        </text:list-item>
        <text:list-item>
          <text:p text:style-name="P70">Para visualizar los atributos usaremos el comando<text:span text:style-name="T20"> ATTRIB </text:span></text:p>
        </text:list-item>
        <text:list-item>
          <text:p text:style-name="P99">Para visualizar el contenido de un fichero usamos el comando TYPE</text:p>
        </text:list-item>
      </text:list>
      <text:p text:style-name="P32"/>
      <text:p text:style-name="P38">7.- Características de los archivos</text:p>
      <text:p text:style-name="P37"/>
      <text:p text:style-name="P33">También llamados ficheros, representan una colección de información localizada en alguna parte del sistema de archivos.</text:p>
      <text:list xml:id="list2145391600" text:style-name="L14">
        <text:list-item>
          <text:p text:style-name="P77">Deben tener un formato y ser de un tipo concreto.</text:p>
        </text:list-item>
      </text:list>
      <text:list xml:id="list3671370758" text:style-name="L15">
        <text:list-item>
          <text:list>
            <text:list-item>
              <text:p text:style-name="P102"><text:span text:style-name="T6">Nombre y extensión: </text:span><text:span text:style-name="T7">El nombre es obligatorio y la extensión opcional.</text:span></text:p>
            </text:list-item>
            <text:list-item>
              <text:p text:style-name="P78">Información sobre el archivo</text:p>
              <text:list>
                <text:list-item>
                  <text:p text:style-name="P78">Fecha de creación, modificación y acceso</text:p>
                </text:list-item>
                <text:list-item>
                  <text:p text:style-name="P78">Atributos</text:p>
                </text:list-item>
              </text:list>
            </text:list-item>
            <text:list-item>
              <text:p text:style-name="P79">Tamaño: En bytes o múltiplos de este. Dependerá del sistema de archivos del soporte de almacenamiento que lo contenga.</text:p>
            </text:list-item>
            <text:list-item>
              <text:p text:style-name="P79">Ubicación: En un directorio o subdirectorio.</text:p>
            </text:list-item>
          </text:list>
        </text:list-item>
        <text:list-item>
          <text:p text:style-name="P79">Se dividen en ejecutables y no ejecutables.</text:p>
        </text:list-item>
        <text:list-item>
          <text:p text:style-name="P103"><text:span text:style-name="T8">S</text:span><text:span text:style-name="T5">on independientes unos de otros, pero pueden estar interrelacionados</text:span></text:p>
        </text:list-item>
        <text:list-item>
          <text:p text:style-name="P80">Almacenan información permanente</text:p>
        </text:list-item>
        <text:list-item>
          <text:p text:style-name="P80">Pueden ser usados por varios programas o uno solo</text:p>
        </text:list-item>
      </text:list>
      <text:p text:style-name="P81"/>
      <text:p text:style-name="P43"><text:span text:style-name="T9">8.- Operaciones, </text:span><text:span text:style-name="T10">organización y compresión de</text:span><text:span text:style-name="T9"> los archivos</text:span></text:p>
      <text:p text:style-name="P34"/>
      <text:p text:style-name="P40">Operaciones</text:p>
      <text:p text:style-name="P35">Se pueden realizar las siguientes operaciones:</text:p>
      <text:list xml:id="list1788371032" text:style-name="L16">
        <text:list-item>
          <text:p text:style-name="P71">Creación: Al crearlo hay que darle un nombre y extensión el sistema asigna automáticamente hora, fecha, tamaño, etc.</text:p>
        </text:list-item>
        <text:list-item>
          <text:p text:style-name="P71">Consultar: acceder a este para ver su contenido</text:p>
        </text:list-item>
        <text:list-item>
          <text:p text:style-name="P71">Actualización: Modificar el contenido del archivo.</text:p>
        </text:list-item>
        <text:list-item>
          <text:p text:style-name="P71">Borrado: Elimina el archivo</text:p>
        </text:list-item>
        <text:list-item>
          <text:p text:style-name="P71">Renombrado: Cambiar el nombre del archivo</text:p>
        </text:list-item>
      </text:list>
      <text:p text:style-name="P35"/>
      <text:p text:style-name="P40">Organización</text:p>
      <text:p text:style-name="P36">Se organizan de la siguiente manera</text:p>
      <text:list xml:id="list1746342644" text:style-name="L17">
        <text:list-item>
          <text:p text:style-name="P82">Siempre tienen un nombre</text:p>
        </text:list-item>
        <text:list-item>
          <text:p text:style-name="P82">Se ubican en directorios</text:p>
        </text:list-item>
        <text:list-item>
          <text:p text:style-name="P82">No pueden existir dos archivos con el mismo nombre en la misma ruta</text:p>
        </text:list-item>
        <text:list-item>
          <text:p text:style-name="P82">No hay distinción entre mayúsculas y minúsculas</text:p>
        </text:list-item>
        <text:list-item>
          <text:p text:style-name="P82">Se organizan en jerarquías de carpetas</text:p>
        </text:list-item>
        <text:list-item>
          <text:p text:style-name="P82">El SO puede asignarles atributos</text:p>
        </text:list-item>
      </text:list>
      <text:p text:style-name="P36"/>
      <text:p text:style-name="P95">Compresión</text:p>
      <text:p text:style-name="P84">Consiste en hacer que el archivo ocupe menos espacio</text:p>
      <text:list xml:id="list3952756050" text:style-name="L18">
        <text:list-item>
          <text:p text:style-name="P85">Se emplean herramientas de compresión</text:p>
        </text:list-item>
        <text:list-item>
          <text:p text:style-name="P85">Solo se pueden abrir con la herramienta adecuada.</text:p>
        </text:list-item>
      </text:list>
      <text:p text:style-name="P84"/>
      <text:p text:style-name="P93">9.- Caracteres de comodín</text:p>
      <text:p text:style-name="P84"/>
      <text:p text:style-name="P44"><text:span text:style-name="T9">Se emplean en la consola de comandos y se utilizan para identificar varios archivos a la vez. La mayoría de ordenes aceptan caracteres comodín excepto </text:span><text:span text:style-name="T11">TYPE</text:span></text:p>
      <text:list xml:id="list3193064846" text:style-name="L19">
        <text:list-item>
          <text:p text:style-name="P76">Carácter “?”: Representa cualquier carácter válido</text:p>
        </text:list-item>
        <text:list-item>
          <text:p text:style-name="P76">Carácter “*”:. Representa uno o más caracteres válidos</text:p>
        </text:list-item>
      </text:list>
      <text:p text:style-name="P100">Introducción al sistema operativo</text:p>
      <text:p text:style-name="P101">Windows – Parte II</text:p>
      <text:p text:style-name="P101"/>
      <text:p text:style-name="P94">1.- Operaciones con archivos</text:p>
      <text:p text:style-name="P94"/>
      <text:p text:style-name="P96">Crear un archivo</text:p>
      <text:p text:style-name="P87"><text:span text:style-name="T30">Crear un archivo consiste en hacer que el fichero exista dentro de una estructura de archivos asignándole un nombre y una extensión.</text:span></text:p>
      <text:list xml:id="list2181192357" text:style-name="L22">
        <text:list-item>
          <text:p text:style-name="P89">Windows: </text:p>
          <text:list>
            <text:list-item>
              <text:p text:style-name="P89">Situando el puntero dentro la ventana hacemos clic derecho y seleccionamos <text:span text:style-name="T31">el nuevo tipo de archivo que deseamos crear</text:span>.</text:p>
            </text:list-item>
          </text:list>
        </text:list-item>
        <text:list-item>
          <text:p text:style-name="P88">Entorno de comandos: </text:p>
          <text:list>
            <text:list-item>
              <text:p text:style-name="P88">C<text:span text:style-name="T30">reamos un archivo </text:span>c<text:span text:style-name="T30">on </text:span><text:span text:style-name="T23">EDIT</text:span><text:span text:style-name="T30">, hemos de asignarle nombre y extensión</text:span></text:p>
            </text:list-item>
          </text:list>
        </text:list-item>
      </text:list>
      <text:p text:style-name="P87"/>
      <text:p text:style-name="P97">Ver el contenido de un archivo</text:p>
      <text:p text:style-name="P90">Para ver el contenido de una archivo hay que editarlo utilizando el programa o la orden correspondiente. Podemos visualizar tantos documentos como queramos. </text:p>
      <text:p text:style-name="P90">Existe la posibilidad de guardar el archivo editado almacenándolo en un disco. </text:p>
      <text:list xml:id="list1108625220" text:style-name="L23">
        <text:list-item>
          <text:p text:style-name="P92">En Windows: </text:p>
          <text:list>
            <text:list-item>
              <text:p text:style-name="P92">Emplear el programa adecuado al tipo de archivo.</text:p>
            </text:list-item>
          </text:list>
        </text:list-item>
        <text:list-item>
          <text:p text:style-name="P92">Entorno de comandos:</text:p>
          <text:list>
            <text:list-item>
              <text:p text:style-name="P92">Emplear la orden TYPE y la ruta del archivo</text:p>
            </text:list-item>
          </text:list>
        </text:list-item>
      </text:list>
      <text:p text:style-name="P91"/>
      <text:p text:style-name="P98">Imprimir un archivo</text:p>
      <text:p text:style-name="P91"/>
      <text:p text:style-name="P87"/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9:46:15.695855237</meta:creation-date>
    <dc:date>2024-01-29T10:29:02.550032575</dc:date>
    <meta:editing-duration>PT2H2M27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5" meta:paragraph-count="153" meta:word-count="1596" meta:character-count="9557" meta:non-whitespace-character-count="8198"/>
  </office:meta>
</office:document-meta>
</file>